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935c"/>
    </style:style>
    <style:style style:name="P16" style:family="paragraph" style:parent-style-name="Text_20_body">
      <style:text-properties officeooo:paragraph-rsid="0362935c"/>
    </style:style>
    <style:style style:name="P17" style:family="paragraph" style:parent-style-name="Heading_20_4">
      <style:text-properties officeooo:rsid="029da508" officeooo:paragraph-rsid="03457ecf"/>
    </style:style>
    <style:style style:name="P18" style:family="paragraph" style:parent-style-name="Text_20_body">
      <style:text-properties officeooo:rsid="0291b96f" officeooo:paragraph-rsid="03457ecf"/>
    </style:style>
    <style:style style:name="P19" style:family="paragraph" style:parent-style-name="Text_20_body">
      <style:text-properties officeooo:rsid="0294786e" officeooo:paragraph-rsid="0362935c"/>
    </style:style>
    <style:style style:name="P20" style:family="paragraph" style:parent-style-name="Text_20_body">
      <style:text-properties officeooo:rsid="02903691" officeooo:paragraph-rsid="0362935c"/>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rsid="035fd5e7" officeooo:paragraph-rsid="035fd5e7"/>
    </style:style>
    <style:style style:name="P25" style:family="paragraph" style:parent-style-name="Text_20_body">
      <style:text-properties officeooo:rsid="02bbafb5" officeooo:paragraph-rsid="0362935c"/>
    </style:style>
    <style:style style:name="P26" style:family="paragraph" style:parent-style-name="Text_20_body">
      <style:text-properties officeooo:rsid="02bd98b7" officeooo:paragraph-rsid="0362935c"/>
    </style:style>
    <style:style style:name="P27" style:family="paragraph" style:parent-style-name="Text_20_body">
      <style:text-properties officeooo:rsid="02bec5ec" officeooo:paragraph-rsid="0362935c"/>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364c619"/>
    </style:style>
    <style:style style:name="P35" style:family="paragraph" style:parent-style-name="Standard">
      <style:text-properties officeooo:rsid="024a9242" officeooo:paragraph-rsid="0364c619"/>
    </style:style>
    <style:style style:name="P36" style:family="paragraph" style:parent-style-name="Standard">
      <style:text-properties officeooo:paragraph-rsid="0364c619"/>
    </style:style>
    <style:style style:name="P37" style:family="paragraph" style:parent-style-name="Text_20_body">
      <style:paragraph-properties fo:margin-top="0in" fo:margin-bottom="0in" style:contextual-spacing="false"/>
      <style:text-properties officeooo:paragraph-rsid="0364c619"/>
    </style:style>
    <style:style style:name="P38"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39" style:family="paragraph" style:parent-style-name="Heading_20_2">
      <style:text-properties officeooo:rsid="027a6a77"/>
    </style:style>
    <style:style style:name="P40"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41"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42" style:family="paragraph" style:parent-style-name="Heading_20_2">
      <style:text-properties officeooo:paragraph-rsid="03457ecf"/>
    </style:style>
    <style:style style:name="P43" style:family="paragraph" style:parent-style-name="Heading_20_3">
      <style:text-properties officeooo:paragraph-rsid="03510708"/>
    </style:style>
    <style:style style:name="P44" style:family="paragraph" style:parent-style-name="Heading_20_3">
      <style:text-properties officeooo:paragraph-rsid="03457ecf"/>
    </style:style>
    <style:style style:name="P45" style:family="paragraph" style:parent-style-name="Heading_20_3">
      <style:text-properties officeooo:paragraph-rsid="0362935c"/>
    </style:style>
    <style:style style:name="P46" style:family="paragraph" style:parent-style-name="Heading_20_5">
      <style:text-properties officeooo:paragraph-rsid="03510708"/>
    </style:style>
    <style:style style:name="P47" style:family="paragraph" style:parent-style-name="Heading_20_5">
      <style:text-properties officeooo:paragraph-rsid="0362935c"/>
    </style:style>
    <style:style style:name="P48" style:family="paragraph" style:parent-style-name="Heading_20_5">
      <style:text-properties officeooo:paragraph-rsid="03457ecf"/>
    </style:style>
    <style:style style:name="P49" style:family="paragraph" style:parent-style-name="Heading_20_6">
      <style:text-properties officeooo:paragraph-rsid="03510708"/>
    </style:style>
    <style:style style:name="P50" style:family="paragraph" style:parent-style-name="Heading_20_6">
      <style:text-properties officeooo:paragraph-rsid="0362935c"/>
    </style:style>
    <style:style style:name="T1" style:family="text">
      <style:text-properties fo:font-size="10pt" officeooo:rsid="001a177c" style:font-size-asian="10pt" style:font-size-complex="10pt"/>
    </style:style>
    <style:style style:name="T2" style:family="text">
      <style:text-properties fo:font-size="10pt" officeooo:rsid="0365212c" style:font-size-asian="10pt" style:font-size-complex="10pt"/>
    </style:style>
    <style:style style:name="T3" style:family="text">
      <style:text-properties fo:font-size="10pt" officeooo:rsid="035e9d73" style:font-size-asian="10pt" style:font-size-complex="10pt"/>
    </style:style>
    <style:style style:name="T4" style:family="text">
      <style:text-properties fo:font-size="10pt" officeooo:rsid="0364c619"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60b4a8" style:font-size-asian="10pt" style:font-size-complex="10pt"/>
    </style:style>
    <style:style style:name="T7" style:family="text">
      <style:text-properties fo:font-size="10pt" officeooo:rsid="0366dda3" style:font-size-asian="10pt" style:font-size-complex="10pt"/>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a16f40"/>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T15" style:family="text">
      <style:text-properties officeooo:rsid="02bd98b7"/>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364c6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4"><text:s/>1<text:span text:style-name="T19">0</text:span>.2 Editors - Composito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Tool Shelf<text:tab/>2</text:a></text:p>
          <text:p text:style-name="P29"><text:a xlink:type="simple" xlink:href="#__RefHeading___Toc2722_1598051792" text:style-name="Index_20_Link" text:visited-style-name="Index_20_Link">Select Tools Group<text:tab/>2</text:a></text:p>
          <text:p text:style-name="P30"><text:a xlink:type="simple" xlink:href="#__RefHeading___Toc1330_3893729176" text:style-name="Index_20_Link" text:visited-style-name="Index_20_Link">Tweak<text:tab/>2</text:a></text:p>
          <text:p text:style-name="P30"><text:a xlink:type="simple" xlink:href="#__RefHeading___Toc163_1895151578" text:style-name="Index_20_Link" text:visited-style-name="Index_20_Link">Select Box<text:tab/>2</text:a></text:p>
          <text:p text:style-name="P31"><text:a xlink:type="simple" xlink:href="#__RefHeading___Toc165_1895151578" text:style-name="Index_20_Link" text:visited-style-name="Index_20_Link">Tool Settings<text:tab/>2</text:a></text:p>
          <text:p text:style-name="P32"><text:a xlink:type="simple" xlink:href="#__RefHeading___Toc507_3545106889" text:style-name="Index_20_Link" text:visited-style-name="Index_20_Link">Mode<text:tab/>2</text:a></text:p>
          <text:p text:style-name="P33"><text:a xlink:type="simple" xlink:href="#__RefHeading___Toc509_3545106889" text:style-name="Index_20_Link" text:visited-style-name="Index_20_Link">Set a new selection<text:tab/>2</text:a></text:p>
          <text:p text:style-name="P33"><text:a xlink:type="simple" xlink:href="#__RefHeading___Toc511_3545106889" text:style-name="Index_20_Link" text:visited-style-name="Index_20_Link">Extend existing selection<text:tab/>2</text:a></text:p>
          <text:p text:style-name="P33"><text:a xlink:type="simple" xlink:href="#__RefHeading___Toc513_3545106889" text:style-name="Index_20_Link" text:visited-style-name="Index_20_Link">Subtract existing selection<text:tab/>2</text:a></text:p>
          <text:p text:style-name="P30"><text:a xlink:type="simple" xlink:href="#__RefHeading___Toc2724_1598051792" text:style-name="Index_20_Link" text:visited-style-name="Index_20_Link">Select Circle<text:tab/>2</text:a></text:p>
          <text:p text:style-name="P31"><text:a xlink:type="simple" xlink:href="#__RefHeading___Toc519_3545106889" text:style-name="Index_20_Link" text:visited-style-name="Index_20_Link">Tool Settings<text:tab/>3</text:a></text:p>
          <text:p text:style-name="P32"><text:a xlink:type="simple" xlink:href="#__RefHeading___Toc521_3545106889" text:style-name="Index_20_Link" text:visited-style-name="Index_20_Link">Mode<text:tab/>3</text:a></text:p>
          <text:p text:style-name="P33"><text:a xlink:type="simple" xlink:href="#__RefHeading___Toc523_3545106889" text:style-name="Index_20_Link" text:visited-style-name="Index_20_Link">Set a new selection<text:tab/>3</text:a></text:p>
          <text:p text:style-name="P33"><text:a xlink:type="simple" xlink:href="#__RefHeading___Toc525_3545106889" text:style-name="Index_20_Link" text:visited-style-name="Index_20_Link">Extend existing selection<text:tab/>3</text:a></text:p>
          <text:p text:style-name="P33"><text:a xlink:type="simple" xlink:href="#__RefHeading___Toc527_3545106889" text:style-name="Index_20_Link" text:visited-style-name="Index_20_Link">Subtract existing selection<text:tab/>3</text:a></text:p>
          <text:p text:style-name="P32"><text:a xlink:type="simple" xlink:href="#__RefHeading___Toc529_3545106889" text:style-name="Index_20_Link" text:visited-style-name="Index_20_Link">Radius<text:tab/>3</text:a></text:p>
          <text:p text:style-name="P30"><text:a xlink:type="simple" xlink:href="#__RefHeading___Toc2726_1598051792" text:style-name="Index_20_Link" text:visited-style-name="Index_20_Link">Select Lasso<text:tab/>3</text:a></text:p>
          <text:p text:style-name="P31"><text:a xlink:type="simple" xlink:href="#__RefHeading___Toc531_3545106889" text:style-name="Index_20_Link" text:visited-style-name="Index_20_Link">Tool Settings<text:tab/>3</text:a></text:p>
          <text:p text:style-name="P32"><text:a xlink:type="simple" xlink:href="#__RefHeading___Toc533_3545106889" text:style-name="Index_20_Link" text:visited-style-name="Index_20_Link">Mode<text:tab/>3</text:a></text:p>
          <text:p text:style-name="P33"><text:a xlink:type="simple" xlink:href="#__RefHeading___Toc535_3545106889" text:style-name="Index_20_Link" text:visited-style-name="Index_20_Link">Set a new selection<text:tab/>3</text:a></text:p>
          <text:p text:style-name="P33"><text:a xlink:type="simple" xlink:href="#__RefHeading___Toc537_3545106889" text:style-name="Index_20_Link" text:visited-style-name="Index_20_Link">Extend existing selection<text:tab/>3</text:a></text:p>
          <text:p text:style-name="P33"><text:a xlink:type="simple" xlink:href="#__RefHeading___Toc539_3545106889" text:style-name="Index_20_Link" text:visited-style-name="Index_20_Link">Subtract existing selection<text:tab/>3</text:a></text:p>
          <text:p text:style-name="P29"><text:a xlink:type="simple" xlink:href="#__RefHeading___Toc11066_3391011601" text:style-name="Index_20_Link" text:visited-style-name="Index_20_Link">Annotate Tools group<text:tab/>3</text:a></text:p>
          <text:p text:style-name="P30"><text:a xlink:type="simple" xlink:href="#__RefHeading___Toc5249_529261320" text:style-name="Index_20_Link" text:visited-style-name="Index_20_Link">Annotate<text:tab/>4</text:a></text:p>
          <text:p text:style-name="P31"><text:a xlink:type="simple" xlink:href="#__RefHeading___Toc6649_3447234814" text:style-name="Index_20_Link" text:visited-style-name="Index_20_Link">Tool Settings<text:tab/>4</text:a></text:p>
          <text:p text:style-name="P32"><text:a xlink:type="simple" xlink:href="#__RefHeading___Toc3701_3447234814" text:style-name="Index_20_Link" text:visited-style-name="Index_20_Link">Color<text:tab/>4</text:a></text:p>
          <text:p text:style-name="P32"><text:a xlink:type="simple" xlink:href="#__RefHeading___Toc3703_3447234814" text:style-name="Index_20_Link" text:visited-style-name="Index_20_Link">Stabilize Stroke<text:tab/>4</text:a></text:p>
          <text:p text:style-name="P33"><text:a xlink:type="simple" xlink:href="#__RefHeading___Toc3123_3447234814" text:style-name="Index_20_Link" text:visited-style-name="Index_20_Link">Radius<text:tab/>4</text:a></text:p>
          <text:p text:style-name="P33"><text:a xlink:type="simple" xlink:href="#__RefHeading___Toc3125_3447234814" text:style-name="Index_20_Link" text:visited-style-name="Index_20_Link">Factor<text:tab/>4</text:a></text:p>
          <text:p text:style-name="P30"><text:a xlink:type="simple" xlink:href="#__RefHeading___Toc6651_3447234814" text:style-name="Index_20_Link" text:visited-style-name="Index_20_Link">Annotate Line<text:tab/>4</text:a></text:p>
          <text:p text:style-name="P31"><text:a xlink:type="simple" xlink:href="#__RefHeading___Toc3705_3447234814" text:style-name="Index_20_Link" text:visited-style-name="Index_20_Link">Tool Settings<text:tab/>4</text:a></text:p>
          <text:p text:style-name="P32"><text:a xlink:type="simple" xlink:href="#__RefHeading___Toc3707_3447234814" text:style-name="Index_20_Link" text:visited-style-name="Index_20_Link">Color<text:tab/>4</text:a></text:p>
          <text:p text:style-name="P32"><text:a xlink:type="simple" xlink:href="#__RefHeading___Toc3129_3447234814" text:style-name="Index_20_Link" text:visited-style-name="Index_20_Link">Style Start<text:tab/>4</text:a></text:p>
          <text:p text:style-name="P32"><text:a xlink:type="simple" xlink:href="#__RefHeading___Toc3131_3447234814" text:style-name="Index_20_Link" text:visited-style-name="Index_20_Link">End<text:tab/>5</text:a></text:p>
          <text:p text:style-name="P30"><text:a xlink:type="simple" xlink:href="#__RefHeading___Toc5253_529261320" text:style-name="Index_20_Link" text:visited-style-name="Index_20_Link">Annotate Polygon<text:tab/>5</text:a></text:p>
          <text:p text:style-name="P31"><text:a xlink:type="simple" xlink:href="#__RefHeading___Toc5255_529261320" text:style-name="Index_20_Link" text:visited-style-name="Index_20_Link">Tool Settings<text:tab/>5</text:a></text:p>
          <text:p text:style-name="P32"><text:a xlink:type="simple" xlink:href="#__RefHeading___Toc5257_529261320" text:style-name="Index_20_Link" text:visited-style-name="Index_20_Link">Color<text:tab/>5</text:a></text:p>
          <text:p text:style-name="P30"><text:a xlink:type="simple" xlink:href="#__RefHeading___Toc5281_529261320" text:style-name="Index_20_Link" text:visited-style-name="Index_20_Link">Annotate Eraser<text:tab/>5</text:a></text:p>
          <text:p text:style-name="P31"><text:a xlink:type="simple" xlink:href="#__RefHeading___Toc5283_529261320" text:style-name="Index_20_Link" text:visited-style-name="Index_20_Link">Tool Settings<text:tab/>5</text:a></text:p>
          <text:p text:style-name="P32"><text:a xlink:type="simple" xlink:href="#__RefHeading___Toc5285_529261320" text:style-name="Index_20_Link" text:visited-style-name="Index_20_Link">Radius<text:tab/>5</text:a></text:p>
          <text:p text:style-name="P29"><text:a xlink:type="simple" xlink:href="#__RefHeading___Toc2742_1598051792" text:style-name="Index_20_Link" text:visited-style-name="Index_20_Link">Links Cut<text:tab/>5</text:a></text:p>
        </text:index-body>
      </text:table-of-content>
      <text:p text:style-name="P36"/>
      <table:table table:name="Tabelle22" table:style-name="Tabelle22">
        <table:table-column table:style-name="Tabelle22.A"/>
        <table:table-row>
          <table:table-cell table:style-name="Tabelle22.A1" office:value-type="string">
            <text:h text:style-name="P38" text:outline-level="1"><text:bookmark-start text:name="__RefHeading___Toc3654_4126228218"/>T<text:span text:style-name="T8">ool Shelf</text:span><text:bookmark-end text:name="__RefHeading___Toc3654_4126228218"/></text:h>
          </table:table-cell>
        </table:table-row>
      </table:table>
      <text:p text:style-name="P3"/>
      <text:p text:style-name="Text_20_body"><draw:frame draw:style-name="fr1" draw:name="Bild12" text:anchor-type="paragraph" svg:y="0.0201in" svg:width="0.378in" svg:height="0.8862in" draw:z-index="13"><draw:image xlink:href="Pictures/100000010000003900000085C5C0195CC98ED2C7.png" xlink:type="simple" xlink:show="embed" xlink:actuate="onLoad" draw:mime-type="image/png"/></draw:frame></text:p>
      <text:p text:style-name="Text_20_body"/>
      <text:h text:style-name="P39" text:outline-level="2"/>
      <text:p text:style-name="Horizontal_20_Line"/>
      <text:h text:style-name="P40" text:outline-level="2"><text:bookmark-start text:name="__RefHeading___Toc2722_1598051792"/>Select Tools Group<text:bookmark-end text:name="__RefHeading___Toc2722_1598051792"/></text:h>
      <text:p text:style-name="P4"><draw:frame draw:style-name="fr1" draw:name="Bild1" text:anchor-type="paragraph" svg:y="0.0201in" svg:width="1.5398in" svg:height="1.2598in" draw:z-index="5"><draw:image xlink:href="Pictures/10000001000000E7000000BD0E19420EF3C4EA33.png" xlink:type="simple" xlink:show="embed" xlink:actuate="onLoad" draw:mime-type="image/png"/></draw:frame>T<text:span text:style-name="T12">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3" text:outline-level="3"><draw:frame draw:style-name="fr1" draw:name="Bild6" text:anchor-type="paragraph" svg:y="0.2in" svg:width="1.878in" svg:height="1.1846in"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3">. Click at the start point, then drag.</text:span></text:p>
      <text:p text:style-name="P6"/>
      <text:p text:style-name="P6"/>
      <text:h text:style-name="P12"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6" text:outline-level="5"><text:bookmark-start text:name="__RefHeading___Toc507_3545106889"/>Mode<text:bookmark-end text:name="__RefHeading___Toc507_3545106889"/></text:h>
      <text:p text:style-name="P22">The available selection modes. The mode titles are pretty self explaining.<text:span text:style-name="T14"> So i won't go into detail here.</text:span></text:p>
      <text:h text:style-name="P49" text:outline-level="6"><text:bookmark-start text:name="__RefHeading___Toc509_3545106889"/>Set a new selection<text:bookmark-end text:name="__RefHeading___Toc509_3545106889"/></text:h>
      <text:h text:style-name="P49" text:outline-level="6"><text:bookmark-start text:name="__RefHeading___Toc511_3545106889"/>Extend existing selection<text:bookmark-end text:name="__RefHeading___Toc511_3545106889"/></text:h>
      <text:h text:style-name="P49" text:outline-level="6"><text:bookmark-start text:name="__RefHeading___Toc513_3545106889"/>Subtract existing selection<text:bookmark-end text:name="__RefHeading___Toc513_3545106889"/></text:h>
      <text:p text:style-name="P7"/>
      <text:h text:style-name="P43" text:outline-level="3"><draw:frame draw:style-name="fr1" draw:name="Bild8" text:anchor-type="paragraph" svg:y="0.25in" svg:width="1.2126in" svg:height="0.8346in"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3">. Click at the start point, then drag.</text:span></text:p>
      <text:p text:style-name="P6"/>
      <text:p text:style-name="P13"/>
      <text:h text:style-name="P12"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6" text:outline-level="5"><text:bookmark-start text:name="__RefHeading___Toc521_3545106889"/>Mode<text:bookmark-end text:name="__RefHeading___Toc521_3545106889"/></text:h>
      <text:p text:style-name="P22">The available selection modes. The mode titles are pretty self explaining.<text:span text:style-name="T14"> So i won't go into detail here.</text:span></text:p>
      <text:h text:style-name="P49" text:outline-level="6"><text:bookmark-start text:name="__RefHeading___Toc523_3545106889"/>Set a new selection<text:bookmark-end text:name="__RefHeading___Toc523_3545106889"/></text:h>
      <text:h text:style-name="P49" text:outline-level="6"><text:bookmark-start text:name="__RefHeading___Toc525_3545106889"/>Extend existing selection<text:bookmark-end text:name="__RefHeading___Toc525_3545106889"/></text:h>
      <text:h text:style-name="P49" text:outline-level="6"><text:bookmark-start text:name="__RefHeading___Toc527_3545106889"/>Subtract existing selection<text:bookmark-end text:name="__RefHeading___Toc527_3545106889"/></text:h>
      <text:h text:style-name="P46" text:outline-level="5"><text:bookmark-start text:name="__RefHeading___Toc529_3545106889"/>Radius<text:bookmark-end text:name="__RefHeading___Toc529_3545106889"/></text:h>
      <text:p text:style-name="P23">The brush radius.</text:p>
      <text:p text:style-name="P7"/>
      <text:h text:style-name="P43" text:outline-level="3"><draw:frame draw:style-name="fr4" draw:name="Bild10" text:anchor-type="paragraph" svg:x="5.7957in" svg:y="0.2957in" svg:width="1.6138in" svg:height="1.1846in"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3">. Click at the start point, then drag.</text:span></text:p>
      <text:p text:style-name="P6"/>
      <text:p text:style-name="P6"/>
      <text:p text:style-name="P6"/>
      <text:h text:style-name="P12"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6" text:outline-level="5"><text:bookmark-start text:name="__RefHeading___Toc533_3545106889"/>Mode<text:bookmark-end text:name="__RefHeading___Toc533_3545106889"/></text:h>
      <text:p text:style-name="P22">The available selection modes. The mode titles are pretty self explaining.<text:span text:style-name="T14"> So i won't go into detail here.</text:span></text:p>
      <text:h text:style-name="P49" text:outline-level="6"><text:bookmark-start text:name="__RefHeading___Toc535_3545106889"/>Set a new selection<text:bookmark-end text:name="__RefHeading___Toc535_3545106889"/></text:h>
      <text:h text:style-name="P49" text:outline-level="6"><text:bookmark-start text:name="__RefHeading___Toc537_3545106889"/>Extend existing selection<text:bookmark-end text:name="__RefHeading___Toc537_3545106889"/></text:h>
      <text:h text:style-name="P49" text:outline-level="6"><text:bookmark-start text:name="__RefHeading___Toc539_3545106889"/>Subtract existing selection<text:bookmark-end text:name="__RefHeading___Toc539_3545106889"/></text:h>
      <text:p text:style-name="P9"/>
      <text:p text:style-name="Horizontal_20_Line"/>
      <text:h text:style-name="P42" text:outline-level="2"><draw:frame draw:style-name="fr3" draw:name="Bild58" text:anchor-type="paragraph" svg:x="4.1102in" svg:width="1.5118in" svg:height="1.2201in" draw:z-index="0"><draw:image xlink:href="Pictures/10000001000000E3000000B70A6394C7856E808E.png" xlink:type="simple" xlink:show="embed" xlink:actuate="onLoad" draw:mime-type="image/png"/></draw:frame><draw:frame draw:style-name="fr3" draw:name="Bild59" text:anchor-type="paragraph" svg:x="5.8819in" svg:width="1.472in" svg:height="1.378in" draw:z-index="1"><draw:image xlink:href="Pictures/10000001000000DD000000CFDA361B59BAC1B32B.png" xlink:type="simple" xlink:show="embed" xlink:actuate="onLoad" draw:mime-type="image/png"/></draw:frame><text:bookmark-start text:name="__RefHeading___Toc11066_3391011601"/>Annotat<text:span text:style-name="T9">e</text:span> Tools group<text:bookmark-end text:name="__RefHeading___Toc11066_3391011601"/></text:h>
      <text:p text:style-name="P11">The annotation tool is available in multiple editors. <text:span text:style-name="T9">With this tool you can write notes at the screen. The annotate tools is the little brother of the grease pencil objects.</text:span></text:p>
      <text:p text:style-name="P18">Further settings for annotate can be found in the sidebar. Here you can also remove an annotation when you don't longer need it. And here you can also adjust the size of the stroke.</text:p>
      <text:p text:style-name="P11"><draw:frame draw:style-name="fr2"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1"/>
      <text:h text:style-name="P44"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189in" svg:width="1.3346in" svg:height="0.9528in" draw:z-index="14"><draw:image xlink:href="Pictures/10000001000000C80000008F463525D28E29A760.png" xlink:type="simple" xlink:show="embed" xlink:actuate="onLoad" draw:mime-type="image/png"/></draw:frame><text:bookmark-start text:name="__RefHeading___Toc6649_3447234814"/>Tool Settings<text:bookmark-end text:name="__RefHeading___Toc6649_3447234814"/></text:h>
      <text:p text:style-name="P19">The tool settings for Annotate<text:span text:style-name="T16">.</text:span></text:p>
      <text:p text:style-name="P19"/>
      <text:h text:style-name="P47" text:outline-level="5"><draw:frame draw:style-name="fr1" draw:name="Bild111" text:anchor-type="paragraph" svg:y="0.2516in" svg:width="0.7008in" svg:height="1.0665in"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7">. </text:span>Define the color for the annotation stroke.</text:p>
      <text:p text:style-name="P19"/>
      <text:p text:style-name="P19"/>
      <text:p text:style-name="P19"/>
      <text:h text:style-name="P47" text:outline-level="5"><draw:frame draw:style-name="fr1" draw:name="Bild117" text:anchor-type="paragraph" svg:y="-0.0311in" svg:width="1.3272in" svg:height="0.5075in"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5">Helper to draw smooth and clean lines. Pressing shift inverts the effect.<text:span text:style-name="T15"> </text:span></text:p>
      <text:h text:style-name="P50" text:outline-level="6"><text:bookmark-start text:name="__RefHeading___Toc3123_3447234814"/>Radius<text:bookmark-end text:name="__RefHeading___Toc3123_3447234814"/></text:h>
      <text:p text:style-name="P26">The radius for the stroke stabilization.</text:p>
      <text:h text:style-name="P50" text:outline-level="6"><text:bookmark-start text:name="__RefHeading___Toc3125_3447234814"/>Factor<text:bookmark-end text:name="__RefHeading___Toc3125_3447234814"/></text:h>
      <text:p text:style-name="P26">Stabilizer stroke factor. Higher values gives a smoother stroke.</text:p>
      <text:p text:style-name="Horizontal_20_Line"/>
      <text:h text:style-name="P45" text:outline-level="3"><text:bookmark-start text:name="__RefHeading___Toc6651_3447234814"/>Annotate Line<text:bookmark-end text:name="__RefHeading___Toc6651_3447234814"/></text:h>
      <text:p text:style-name="P16">Click and drag to create a line.</text:p>
      <text:h text:style-name="P15" text:outline-level="4"><draw:frame draw:style-name="fr1" draw:name="Bild118" text:anchor-type="paragraph" svg:y="0.189in" svg:width="1.3272in" svg:height="1.0783in" draw:z-index="17"><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16">The tool settings for <text:span text:style-name="T18">the </text:span>Annotate<text:span text:style-name="T18"> tool. </text:span></text:p>
      <text:p text:style-name="P16"/>
      <text:p text:style-name="P16"/>
      <text:h text:style-name="P47" text:outline-level="5"><draw:frame draw:style-name="fr1" draw:name="Bild4" text:anchor-type="paragraph" svg:y="0.2516in" svg:width="0.7008in" svg:height="1.0665in"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7">. </text:span>Define the color for the annotation stroke.</text:p>
      <text:p text:style-name="P19"/>
      <text:h text:style-name="P15" text:outline-level="4"/>
      <text:h text:style-name="P47" text:outline-level="5"><draw:frame draw:style-name="fr1" draw:name="Bild120" text:anchor-type="paragraph" svg:y="0.189in" svg:width="0.9528in" svg:height="0.972in"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7">The stroke start style. With an arrow for example you place an arrow at the start of the stroke.</text:p>
      <text:h text:style-name="P15" text:outline-level="4"><text:soft-page-break/></text:h>
      <text:h text:style-name="P47" text:outline-level="5"><text:bookmark-start text:name="__RefHeading___Toc3131_3447234814"/>End<text:bookmark-end text:name="__RefHeading___Toc3131_3447234814"/></text:h>
      <text:p text:style-name="P27"><draw:frame draw:style-name="fr1" draw:name="Bild121" text:anchor-type="paragraph" svg:y="-0.0646in" svg:width="0.9134in" svg:height="0.9807in"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4"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45" text:outline-level="3"/>
      <text:h text:style-name="P15" text:outline-level="4"><draw:frame draw:style-name="fr1" draw:name="Bild61" text:anchor-type="paragraph" svg:y="0.189in" svg:width="1.339in" svg:height="0.7598in"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9">The tool settings for Annotate<text:span text:style-name="T16">.</text:span></text:p>
      <text:p text:style-name="P19"/>
      <text:h text:style-name="P47" text:outline-level="5"><draw:frame draw:style-name="fr1" draw:name="Bild62" text:anchor-type="paragraph" svg:y="0.1957in" svg:width="0.7008in" svg:height="1.0665in"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20">C<text:span text:style-name="T10">licking at the left color field reveals a color picker where you can define the color for the annotation stroke.</text:span></text:p>
      <text:p text:style-name="P20"/>
      <text:p text:style-name="P16"/>
      <text:h text:style-name="P17" text:outline-level="4"/>
      <text:p text:style-name="Horizontal_20_Line"/>
      <text:h text:style-name="P44"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1">annotate lines.</text:span></text:p>
      <text:p text:style-name="P11"/>
      <text:h text:style-name="P10"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8"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1" text:outline-level="2"><draw:frame draw:style-name="fr1" draw:name="Bild3" text:anchor-type="paragraph" svg:y="0.1717in" svg:width="1.7717in" svg:height="1.0591in"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4">This tools allows you to cut connec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6dda3"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4c619"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60b4a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5">.2 Editors - </text:span><text:span text:style-name="MT3">C</text:span><text:span text:style-name="MT6">ompositor</text:span><text:span text:style-name="MT5">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8M</meta:editing-duration>
    <meta:editing-cycles>800</meta:editing-cycles>
    <meta:generator>LibreOffice/7.4.6.2$Windows_X86_64 LibreOffice_project/5b1f5509c2decdade7fda905e3e1429a67acd63d</meta:generator>
    <dc:date>2023-09-28T15:27:34.461000000</dc:date>
    <meta:document-statistic meta:table-count="2" meta:image-count="24" meta:object-count="0" meta:page-count="5" meta:paragraph-count="114" meta:word-count="627" meta:character-count="3511" meta:non-whitespace-character-count="2994"/>
    <meta:template xlink:type="simple" xlink:actuate="onRequest" xlink:title="standard1cm" xlink:href="../../../AppData/Roaming/LibreOffice/4/user/template/standard1cm.ott" meta:date="2016-03-29T10:15:31.334000000"/>
  </office:meta>
</office:document-meta>
</file>